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c6fad"/>
    </style:style>
    <style:style style:name="P4" style:family="paragraph" style:parent-style-name="Standard" style:list-style-name="L1">
      <style:text-properties officeooo:paragraph-rsid="00214b65"/>
    </style:style>
    <style:style style:name="P5" style:family="paragraph" style:parent-style-name="Standard" style:list-style-name="L1">
      <style:text-properties officeooo:paragraph-rsid="0022d8e9"/>
    </style:style>
    <style:style style:name="P6" style:family="paragraph" style:parent-style-name="Standard" style:list-style-name="L1">
      <style:text-properties officeooo:paragraph-rsid="00247fd9"/>
    </style:style>
    <style:style style:name="P7" style:family="paragraph" style:parent-style-name="Standard">
      <style:text-properties style:font-name="Calibri Light"/>
    </style:style>
    <style:style style:name="P8" style:family="paragraph" style:parent-style-name="Standard" style:list-style-name="L1">
      <style:text-properties style:font-name="Calibri Light"/>
    </style:style>
    <style:style style:name="P9" style:family="paragraph" style:parent-style-name="Standard">
      <style:text-properties style:font-name="Calibri Light" fo:font-weight="normal" style:font-weight-asian="normal" style:font-weight-complex="normal"/>
    </style:style>
    <style:style style:name="P10" style:family="paragraph" style:parent-style-name="Standard" style:list-style-name="L1">
      <style:text-properties style:font-name="Calibri Light" fo:font-weight="normal" officeooo:paragraph-rsid="001ded29" style:font-weight-asian="normal" style:font-weight-complex="normal"/>
    </style:style>
    <style:style style:name="P11" style:family="paragraph" style:parent-style-name="Standard" style:list-style-name="L1">
      <style:text-properties style:font-name="Calibri Light" fo:font-weight="normal" officeooo:paragraph-rsid="00214b65" style:font-weight-asian="normal" style:font-weight-complex="normal"/>
    </style:style>
    <style:style style:name="P12" style:family="paragraph" style:parent-style-name="Standard">
      <style:text-properties style:font-name="Calibri Light" fo:font-weight="normal" officeooo:rsid="0018e518" officeooo:paragraph-rsid="00214b65" style:font-weight-asian="normal" style:font-weight-complex="normal"/>
    </style:style>
    <style:style style:name="P13" style:family="paragraph" style:parent-style-name="Standard">
      <style:text-properties style:font-name="Calibri Light" fo:font-weight="normal" officeooo:rsid="0019aa3c" officeooo:paragraph-rsid="0019aa3c" style:font-weight-asian="normal" style:font-weight-complex="normal"/>
    </style:style>
    <style:style style:name="P14" style:family="paragraph" style:parent-style-name="Standard">
      <style:text-properties style:font-name="Calibri Light" fo:font-weight="normal" officeooo:rsid="001c36ef" officeooo:paragraph-rsid="001c36ef" style:font-weight-asian="normal" style:font-weight-complex="normal"/>
    </style:style>
    <style:style style:name="P15" style:family="paragraph" style:parent-style-name="Standard">
      <style:text-properties style:font-name="Calibri Light" fo:font-weight="normal" officeooo:rsid="001da8da" officeooo:paragraph-rsid="001da8da" style:font-weight-asian="normal" style:font-weight-complex="normal"/>
    </style:style>
    <style:style style:name="P16" style:family="paragraph" style:parent-style-name="Standard">
      <style:text-properties style:font-name="Calibri Light" fo:font-weight="normal" officeooo:rsid="00214b65" officeooo:paragraph-rsid="00214b65" style:font-weight-asian="normal" style:font-weight-complex="normal"/>
    </style:style>
    <style:style style:name="P17" style:family="paragraph" style:parent-style-name="Standard" style:list-style-name="L1">
      <style:text-properties style:font-name="Calibri Light" fo:font-weight="normal" officeooo:rsid="00214b65" officeooo:paragraph-rsid="00214b65" style:font-weight-asian="normal" style:font-weight-complex="normal"/>
    </style:style>
    <style:style style:name="P18" style:family="paragraph" style:parent-style-name="Standard">
      <style:text-properties style:font-name="Calibri Light" fo:font-weight="bold" officeooo:rsid="0019aa3c" officeooo:paragraph-rsid="0019aa3c" style:font-weight-asian="bold" style:font-weight-complex="bold"/>
    </style:style>
    <style:style style:name="P19" style:family="paragraph" style:parent-style-name="Standard">
      <style:text-properties style:font-name="Calibri Light" style:text-underline-style="none"/>
    </style:style>
    <style:style style:name="P20" style:family="paragraph" style:parent-style-name="Standard">
      <style:text-properties style:font-name="Calibri Light" style:text-underline-style="none" officeooo:rsid="0018e518" officeooo:paragraph-rsid="0018e518"/>
    </style:style>
    <style:style style:name="P21" style:family="paragraph" style:parent-style-name="Standard" style:list-style-name="L1">
      <style:text-properties style:font-name="Calibri Light" style:text-underline-style="none"/>
    </style:style>
    <style:style style:name="P22" style:family="paragraph" style:parent-style-name="Standard" style:list-style-name="L1">
      <style:text-properties style:font-name="Calibri Light" style:text-underline-style="none" officeooo:paragraph-rsid="001c6fad"/>
    </style:style>
    <style:style style:name="P23" style:family="paragraph" style:parent-style-name="Standard">
      <style:text-properties style:font-name="Calibri Light" style:text-underline-style="none" fo:font-weight="normal" style:font-weight-asian="normal" style:font-weight-complex="normal"/>
    </style:style>
    <style:style style:name="P24" style:family="paragraph" style:parent-style-name="Standard" style:list-style-name="L1">
      <style:text-properties style:font-name="Calibri Light" style:text-underline-style="none" fo:font-weight="normal" style:font-weight-asian="normal" style:font-weight-complex="normal"/>
    </style:style>
    <style:style style:name="P25" style:family="paragraph" style:parent-style-name="Standard" style:list-style-name="L1">
      <style:text-properties style:font-name="Calibri Light" style:text-underline-style="none" fo:font-weight="normal" officeooo:paragraph-rsid="001da8da" style:font-weight-asian="normal" style:font-weight-complex="normal"/>
    </style:style>
    <style:style style:name="P26" style:family="paragraph" style:parent-style-name="Standard">
      <style:text-properties style:font-name="Calibri Light" style:text-underline-style="none" fo:font-weight="normal" officeooo:rsid="0019aa3c" officeooo:paragraph-rsid="0019aa3c" style:font-weight-asian="normal" style:font-weight-complex="normal"/>
    </style:style>
    <style:style style:name="P27" style:family="paragraph" style:parent-style-name="Standard" style:list-style-name="L1">
      <style:text-properties style:font-name="Calibri Light" style:text-underline-style="none" fo:font-weight="normal" officeooo:rsid="001c36ef" officeooo:paragraph-rsid="001c36ef" style:font-weight-asian="normal" style:font-weight-complex="normal"/>
    </style:style>
    <style:style style:name="P28" style:family="paragraph" style:parent-style-name="Standard">
      <style:text-properties style:font-name="Calibri Light" style:text-underline-style="none" fo:font-weight="normal" officeooo:paragraph-rsid="001c36ef" style:font-weight-asian="normal" style:font-weight-complex="normal"/>
    </style:style>
    <style:style style:name="P29" style:family="paragraph" style:parent-style-name="Standard">
      <style:text-properties style:font-name="Calibri Light" style:text-underline-style="none" fo:font-weight="normal" officeooo:rsid="001da8da" officeooo:paragraph-rsid="001da8da" style:font-weight-asian="normal" style:font-weight-complex="normal"/>
    </style:style>
    <style:style style:name="P30" style:family="paragraph" style:parent-style-name="Standard">
      <style:text-properties style:font-name="Calibri Light" style:text-underline-style="none" fo:font-weight="normal" officeooo:paragraph-rsid="001da8da" style:font-weight-asian="normal" style:font-weight-complex="normal"/>
    </style:style>
    <style:style style:name="P31" style:family="paragraph" style:parent-style-name="Standard" style:list-style-name="L1">
      <style:text-properties style:font-name="Calibri Light" style:text-underline-style="none" fo:font-weight="normal" officeooo:rsid="002621b1" officeooo:paragraph-rsid="002621b1" style:font-weight-asian="normal" style:font-weight-complex="normal"/>
    </style:style>
    <style:style style:name="P32" style:family="paragraph" style:parent-style-name="Standard">
      <style:text-properties style:font-name="Calibri Light" style:text-underline-style="none" fo:font-weight="normal" officeooo:rsid="002621b1" officeooo:paragraph-rsid="002621b1" style:font-weight-asian="normal" style:font-weight-complex="normal"/>
    </style:style>
    <style:style style:name="P33" style:family="paragraph" style:parent-style-name="Standard" style:list-style-name="L2">
      <style:text-properties style:font-name="Calibri Light" style:text-underline-style="none" fo:font-weight="normal" officeooo:rsid="002621b1" officeooo:paragraph-rsid="002621b1" style:font-weight-asian="normal" style:font-weight-complex="normal"/>
    </style:style>
    <style:style style:name="P34" style:family="paragraph" style:parent-style-name="Standard" style:list-style-name="L2">
      <style:text-properties style:font-name="Calibri Light" style:text-underline-style="none" fo:font-weight="normal" officeooo:rsid="0027e10e" officeooo:paragraph-rsid="0027e10e" style:font-weight-asian="normal" style:font-weight-complex="normal"/>
    </style:style>
    <style:style style:name="P35" style:family="paragraph" style:parent-style-name="Standard">
      <style:text-properties style:font-name="Calibri Light" style:text-underline-style="none" fo:font-weight="bold" style:font-weight-asian="bold" style:font-weight-complex="bold"/>
    </style:style>
    <style:style style:name="P36" style:family="paragraph" style:parent-style-name="Standard">
      <style:text-properties style:font-name="Calibri Light" style:text-underline-style="none" fo:font-weight="bold" officeooo:rsid="0018e518" officeooo:paragraph-rsid="0018e518" style:font-weight-asian="bold" style:font-weight-complex="bold"/>
    </style:style>
    <style:style style:name="P37" style:family="paragraph" style:parent-style-name="Standard">
      <style:text-properties style:font-name="Calibri Light" style:text-underline-style="none" fo:font-weight="bold" officeooo:rsid="001c36ef" officeooo:paragraph-rsid="001c36ef" style:font-weight-asian="bold" style:font-weight-complex="bold"/>
    </style:style>
    <style:style style:name="P38" style:family="paragraph" style:parent-style-name="Standard">
      <style:text-properties style:font-name="Calibri Light" style:text-underline-style="none" fo:font-weight="bold" officeooo:rsid="001da8da" officeooo:paragraph-rsid="001da8da" style:font-weight-asian="bold" style:font-weight-complex="bold"/>
    </style:style>
    <style:style style:name="P39" style:family="paragraph" style:parent-style-name="Standard" style:list-style-name="L1">
      <style:text-properties style:font-name="Calibri Light" style:text-underline-style="none" officeooo:rsid="001c6fad" officeooo:paragraph-rsid="001c6fad"/>
    </style:style>
    <style:style style:name="P40" style:family="paragraph" style:parent-style-name="Standard" style:list-style-name="L1">
      <style:text-properties style:font-name="Calibri Light" fo:font-style="italic" style:text-underline-style="none" fo:font-weight="normal" officeooo:rsid="001c36ef" officeooo:paragraph-rsid="001c36ef" fo:background-color="#dddddd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font-name="Calibri Light" fo:font-style="normal" style:text-underline-style="none" fo:font-weight="bold" officeooo:rsid="001da8da" officeooo:paragraph-rsid="001da8da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text-underline-style="none"/>
    </style:style>
    <style:style style:name="P43" style:family="paragraph" style:parent-style-name="Standard" style:list-style-name="L1">
      <style:text-properties style:text-underline-style="none" officeooo:paragraph-rsid="0018da6d"/>
    </style:style>
    <style:style style:name="P44" style:family="paragraph" style:parent-style-name="Standard" style:list-style-name="L1">
      <style:text-properties style:text-underline-style="none" officeooo:rsid="0018da6d" officeooo:paragraph-rsid="0018da6d"/>
    </style:style>
    <style:style style:name="P45" style:family="paragraph" style:parent-style-name="Standard">
      <style:text-properties style:text-underline-style="none" officeooo:rsid="0018da6d" officeooo:paragraph-rsid="0018da6d"/>
    </style:style>
    <style:style style:name="P46" style:family="paragraph" style:parent-style-name="Standard">
      <style:text-properties style:text-underline-style="none" officeooo:paragraph-rsid="0018da6d"/>
    </style:style>
    <style:style style:name="P47" style:family="paragraph" style:parent-style-name="Standard">
      <style:text-properties style:text-underline-style="none" officeooo:rsid="0018da6d" officeooo:paragraph-rsid="0018e518" fo:background-color="transparent"/>
    </style:style>
    <style:style style:name="P48" style:family="paragraph" style:parent-style-name="Standard">
      <style:text-properties fo:color="#ffffff" style:font-name="Calibri Light" style:text-underline-style="none" fo:font-weight="normal" style:font-weight-asian="normal" style:font-weight-complex="normal"/>
    </style:style>
    <style:style style:name="P49" style:family="paragraph" style:parent-style-name="Standard">
      <style:text-properties officeooo:paragraph-rsid="0019aa3c"/>
    </style:style>
    <style:style style:name="P50" style:family="paragraph" style:parent-style-name="Standard" style:list-style-name="L1">
      <style:paragraph-properties fo:margin-top="0cm" fo:margin-bottom="0cm" loext:contextual-spacing="false"/>
      <style:text-properties officeooo:paragraph-rsid="001c6fad"/>
    </style:style>
    <style:style style:name="P51" style:family="paragraph" style:parent-style-name="Standard" style:list-style-name="L1">
      <style:paragraph-properties fo:margin-left="1.245cm" fo:margin-right="0cm" fo:text-indent="-0.635cm" style:auto-text-indent="false"/>
      <style:text-properties officeooo:paragraph-rsid="001c6fad"/>
    </style:style>
    <style:style style:name="P52" style:family="paragraph" style:parent-style-name="Preformatted_20_Text">
      <style:text-properties style:font-name="Calibri Light" style:text-underline-style="none" fo:font-weight="normal" style:font-weight-asian="normal" style:font-weight-complex="normal"/>
    </style:style>
    <style:style style:name="P53" style:family="paragraph" style:parent-style-name="Preformatted_20_Text" style:list-style-name="L1">
      <style:text-properties style:font-name="Calibri Light" style:text-underline-style="none" fo:font-weight="normal" officeooo:rsid="001c36ef" officeooo:paragraph-rsid="001c36ef" style:font-weight-asian="normal" style:font-weight-complex="normal"/>
    </style:style>
    <style:style style:name="P54" style:family="paragraph" style:parent-style-name="Preformatted_20_Text">
      <style:text-properties style:font-name="Calibri Light" style:text-underline-style="none" fo:font-weight="normal" officeooo:rsid="001da8da" officeooo:paragraph-rsid="001da8da" style:font-weight-asian="normal" style:font-weight-complex="normal"/>
    </style:style>
    <style:style style:name="P55" style:family="paragraph" style:parent-style-name="Preformatted_20_Text">
      <style:text-properties style:font-name="Calibri Light" style:text-underline-style="none" fo:font-weight="normal" officeooo:paragraph-rsid="001da8da" style:font-weight-asian="normal" style:font-weight-complex="normal"/>
    </style:style>
    <style:style style:name="P56" style:family="paragraph" style:parent-style-name="Preformatted_20_Text">
      <style:text-properties style:font-name="Calibri Light" fo:font-size="12pt" style:text-underline-style="none" fo:font-weight="normal" officeooo:rsid="001c36ef" officeooo:paragraph-rsid="001c36ef" style:font-size-asian="10.5pt" style:font-weight-asian="normal" style:font-size-complex="12pt" style:font-weight-complex="normal"/>
    </style:style>
    <style:style style:name="P57" style:family="paragraph" style:parent-style-name="Preformatted_20_Text">
      <style:text-properties officeooo:paragraph-rsid="001c36ef"/>
    </style:style>
    <style:style style:name="P58" style:family="paragraph" style:parent-style-name="Preformatted_20_Text">
      <style:text-properties officeooo:paragraph-rsid="001da8da"/>
    </style:style>
    <style:style style:name="P59" style:family="paragraph" style:parent-style-name="Preformatted_20_Text">
      <style:paragraph-properties fo:margin-top="0cm" fo:margin-bottom="0.499cm" loext:contextual-spacing="false"/>
    </style:style>
    <style:style style:name="P60" style:family="paragraph" style:parent-style-name="Preformatted_20_Text">
      <style:paragraph-properties fo:margin-top="0cm" fo:margin-bottom="0.499cm" loext:contextual-spacing="false"/>
      <style:text-properties style:font-name="Calibri Light" style:text-underline-style="none" fo:font-weight="normal" officeooo:rsid="001da8da" officeooo:paragraph-rsid="001da8da" style:font-weight-asian="normal" style:font-weight-complex="normal"/>
    </style:style>
    <style:style style:name="P61" style:family="paragraph" style:parent-style-name="Preformatted_20_Text">
      <style:paragraph-properties fo:margin-top="0cm" fo:margin-bottom="0.499cm" loext:contextual-spacing="false"/>
      <style:text-properties officeooo:paragraph-rsid="001da8da"/>
    </style:style>
    <style:style style:name="P62" style:family="paragraph" style:parent-style-name="Preformatted_20_Text">
      <style:paragraph-properties fo:margin-left="0cm" fo:margin-right="0cm" fo:text-indent="0cm" style:auto-text-indent="false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4" style:family="paragraph" style:parent-style-name="Footer">
      <style:paragraph-properties fo:text-align="end" style:justify-single-word="false"/>
    </style:style>
    <style:style style:name="P65" style:family="paragraph" style:parent-style-name="Header">
      <style:text-properties style:font-name="Calibri Light1" officeooo:rsid="002a3065" officeooo:paragraph-rsid="002a3065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size="12pt" style:text-underline-style="none" style:font-size-asian="12pt" style:font-size-complex="12pt"/>
    </style:style>
    <style:style style:name="T3" style:family="text">
      <style:text-properties style:font-name="Calibri Light" fo:font-size="12pt" style:text-underline-style="none" officeooo:rsid="0019aa3c" style:font-size-asian="12pt" style:font-size-complex="12pt"/>
    </style:style>
    <style:style style:name="T4" style:family="text">
      <style:text-properties style:font-name="Calibri Light" fo:font-size="12pt" style:text-underline-style="none" officeooo:rsid="001e47a8" style:font-size-asian="12pt" style:font-size-complex="12pt"/>
    </style:style>
    <style:style style:name="T5" style:family="text">
      <style:text-properties style:font-name="Calibri Light" fo:font-size="12pt" style:text-underline-style="none" officeooo:rsid="0022d8e9" style:font-size-asian="12pt" style:font-size-complex="12pt"/>
    </style:style>
    <style:style style:name="T6" style:family="text">
      <style:text-properties style:font-name="Calibri Light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alibri Light" fo:font-weight="bold" fo:background-color="#ffcc00" loext:char-shading-value="0" style:font-weight-asian="bold" style:font-weight-complex="bold"/>
    </style:style>
    <style:style style:name="T8" style:family="text">
      <style:text-properties style:font-name="Calibri Light" fo:font-weight="bold" style:font-weight-asian="bold" style:font-weight-complex="bold"/>
    </style:style>
    <style:style style:name="T9" style:family="text">
      <style:text-properties style:font-name="Calibri Light" fo:font-weight="bold" officeooo:rsid="0018e518" style:font-weight-asian="bold" style:font-weight-complex="bold"/>
    </style:style>
    <style:style style:name="T10" style:family="text">
      <style:text-properties style:font-name="Calibri Light" fo:font-weight="bold" officeooo:rsid="0019aa3c" style:font-weight-asian="bold" style:font-weight-complex="bold"/>
    </style:style>
    <style:style style:name="T11" style:family="text">
      <style:text-properties style:font-name="Calibri Light" officeooo:rsid="0018da6d"/>
    </style:style>
    <style:style style:name="T12" style:family="text">
      <style:text-properties style:font-name="Calibri Light" style:text-underline-style="none"/>
    </style:style>
    <style:style style:name="T13" style:family="text">
      <style:text-properties style:font-name="Calibri Light" style:text-underline-style="none" fo:font-weight="bold" fo:background-color="#ffcc00" loext:char-shading-value="0" style:font-weight-asian="bold" style:font-weight-complex="bold"/>
    </style:style>
    <style:style style:name="T14" style:family="text">
      <style:text-properties style:font-name="Calibri Light" style:text-underline-style="none" fo:font-weight="bold" officeooo:rsid="0019aa3c" style:font-weight-asian="bold" style:font-weight-complex="bold"/>
    </style:style>
    <style:style style:name="T15" style:family="text">
      <style:text-properties style:font-name="Calibri Light" style:text-underline-style="none" officeooo:rsid="0019aa3c"/>
    </style:style>
    <style:style style:name="T16" style:family="text">
      <style:text-properties style:font-name="Calibri Light" style:text-underline-style="none" officeooo:rsid="001e47a8"/>
    </style:style>
    <style:style style:name="T17" style:family="text">
      <style:text-properties style:font-name="Calibri Light" style:text-underline-style="none" fo:font-weight="normal" officeooo:rsid="00214b65" style:font-weight-asian="normal" style:font-weight-complex="normal"/>
    </style:style>
    <style:style style:name="T18" style:family="text">
      <style:text-properties style:font-name="Calibri Light" style:text-underline-style="none" officeooo:rsid="0022d8e9"/>
    </style:style>
    <style:style style:name="T19" style:family="text">
      <style:text-properties style:font-name="Calibri Light" fo:language="zxx" fo:country="none" fo:font-style="italic" style:text-underline-style="none" fo:font-weight="normal" officeooo:rsid="001c36ef" fo:background-color="#dddddd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0" style:family="text">
      <style:text-properties style:font-name="Calibri Light" fo:language="zxx" fo:country="none" fo:font-style="italic" style:text-underline-style="none" fo:font-weight="normal" officeooo:rsid="00247fd9" fo:background-color="#dddddd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9aa3c" style:font-weight-asian="bold" style:font-weight-complex="bold"/>
    </style:style>
    <style:style style:name="T23" style:family="text">
      <style:text-properties fo:font-size="10pt" style:text-underline-style="none" style:font-size-asian="10pt" style:font-size-complex="10pt"/>
    </style:style>
    <style:style style:name="T24" style:family="text">
      <style:text-properties fo:font-size="10pt" style:text-underline-style="none" fo:background-color="#bce4e5" loext:char-shading-value="0" style:font-size-asian="10pt" style:font-size-complex="10pt"/>
    </style:style>
    <style:style style:name="T25" style:family="text">
      <style:text-properties fo:font-size="10pt" style:text-underline-style="none" fo:font-weight="normal" officeooo:rsid="00214b65" fo:background-color="#bce4e5" loext:char-shading-value="0" style:font-size-asian="10pt" style:font-weight-asian="normal" style:font-size-complex="10pt" style:font-weight-complex="normal"/>
    </style:style>
    <style:style style:name="T26" style:family="text">
      <style:text-properties fo:font-size="10pt" style:text-underline-style="none" fo:font-weight="normal" officeooo:rsid="0022d8e9" fo:background-color="#bce4e5" loext:char-shading-value="0" style:font-size-asian="10pt" style:font-weight-asian="normal" style:font-size-complex="10pt" style:font-weight-complex="normal"/>
    </style:style>
    <style:style style:name="T27" style:family="text">
      <style:text-properties fo:font-size="10pt" style:text-underline-style="none" fo:font-weight="normal" officeooo:rsid="00247fd9" fo:background-color="#bce4e5" loext:char-shading-value="0" style:font-size-asian="10pt" style:font-weight-asian="normal" style:font-size-complex="10pt" style:font-weight-complex="normal"/>
    </style:style>
    <style:style style:name="T28" style:family="text">
      <style:text-properties fo:font-size="10pt" fo:language="zxx" fo:country="none" style:text-underline-style="none" fo:background-color="#bce4e5" loext:char-shading-value="0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font-size="10pt" fo:language="zxx" fo:country="none" fo:background-color="#bce4e5" loext:char-shading-value="0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font-weight="normal" officeooo:rsid="0019aa3c" style:font-weight-asian="normal" style:font-weight-complex="normal"/>
    </style:style>
    <style:style style:name="T32" style:family="text">
      <style:text-properties fo:font-weight="normal" officeooo:rsid="001e0c26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18e518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background-color="#bce4e5" loext:char-shading-value="0"/>
    </style:style>
    <style:style style:name="T37" style:family="text">
      <style:text-properties style:text-underline-style="none" officeooo:rsid="001ded29"/>
    </style:style>
    <style:style style:name="T38" style:family="text">
      <style:text-properties style:text-underline-style="none" officeooo:rsid="00214b65"/>
    </style:style>
    <style:style style:name="T39" style:family="text">
      <style:text-properties fo:color="#ffffff" style:text-underline-style="none"/>
    </style:style>
    <style:style style:name="T40" style:family="text">
      <style:text-properties style:font-name="Calibri Light1" style:text-underline-style="none"/>
    </style:style>
    <style:style style:name="T41" style:family="text">
      <style:text-properties style:font-name="Calibri Light1" style:text-underline-style="none" fo:font-weight="normal" officeooo:rsid="00214b65" style:font-weight-asian="normal" style:font-weight-complex="normal"/>
    </style:style>
    <style:style style:name="T42" style:family="text">
      <style:text-properties officeooo:rsid="001c36ef" fo:background-color="#bce4e5" loext:char-shading-value="0"/>
    </style:style>
    <style:style style:name="T43" style:family="text">
      <style:text-properties fo:background-color="#bce4e5" loext:char-shading-value="0"/>
    </style:style>
    <style:style style:name="T44" style:family="text">
      <style:text-properties officeooo:rsid="001da8da" fo:background-color="#bce4e5" loext:char-shading-value="0"/>
    </style:style>
    <style:style style:name="T45" style:family="text">
      <style:text-properties fo:language="zxx" fo:country="none" fo:font-style="italic" officeooo:rsid="001c36ef" fo:background-color="#dddddd" loext:char-shading-value="0" style:language-asian="zxx" style:country-asian="none" style:font-style-asian="italic" style:language-complex="zxx" style:country-complex="none" style:font-style-complex="italic"/>
    </style:style>
    <style:style style:name="T46" style:family="text">
      <style:text-properties style:text-line-through-style="none" style:text-line-through-type="none" style:text-underline-style="none"/>
    </style:style>
    <style:style style:name="T47" style:family="text">
      <style:text-properties style:text-line-through-style="none" style:text-line-through-type="none" style:font-name="Calibri Light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ENSORFLOW INSTALLATION: </text:p>
      <text:p text:style-name="P20"/>
      <text:p text:style-name="P20">Tutorial von TensorFlow: </text:p>
      <text:p text:style-name="P12"><text:a xlink:type="simple" xlink:href="https://github.com/tensorflow/models/blob/master/research/object_detection/g3doc/running_locally.md" text:style-name="Internet_20_link" text:visited-style-name="Visited_20_Internet_20_Link"><text:span text:style-name="T33">https://github.com/tensorflow/models/blob/master/research/object_detection/g3doc/running_locally.md</text:span></text:a></text:p>
      <text:p text:style-name="P12"><text:span text:style-name="T38">TensorFlow models directory needs to be cloned: </text:span></text:p>
      <text:p text:style-name="P12"><text:a xlink:type="simple" xlink:href="https://github.com/tensorflow/models" text:style-name="Internet_20_link" text:visited-style-name="Visited_20_Internet_20_Link"><text:span text:style-name="Source_20_Text"><text:span text:style-name="T40">https://github.com/tensorflow/models</text:span></text:span></text:a></text:p>
      <text:p text:style-name="P19"/>
      <text:p text:style-name="P7"><text:span text:style-name="T34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<text:span text:style-name="T33">https://towardsdatascience.com/how-to-train-your-own-object-detector-with-tensorflows-object-detector-api-bec72ecfe1d9</text:span></text:a></text:p>
      <text:p text:style-name="P19"/>
      <text:p text:style-name="P19"/>
      <text:p text:style-name="P19"><text:span text:style-name="T21">DATASET PREPARATION:</text:span> </text:p>
      <text:p text:style-name="P42"/>
      <text:list xml:id="list1187259911" text:style-name="L1">
        <text:list-item>
          <text:p text:style-name="P43"><text:span text:style-name="T11">RGB image (jpg/png)</text:span></text:p>
          <text:list>
            <text:list-item>
              <text:p text:style-name="P44"><text:span text:style-name="T1">image 0-9 = animal<text:line-break/>image 10-19 = man<text:line-break/>image 20-29 = text<text:line-break/>image 30-39 = woman</text:span></text:p>
            </text:list-item>
          </text:list>
        </text:list-item>
        <text:list-item>
          <text:p text:style-name="P43"><text:span text:style-name="T11">List of bounding boxes (xmin, ymin, xmax, ymax) <text:s/>-&gt; XML</text:span></text:p>
        </text:list-item>
      </text:list>
      <text:p text:style-name="P46"><text:span text:style-name="T11"/></text:p>
      <text:p text:style-name="P45"><text:span text:style-name="T9">CREATE BOUNDING BOXES</text:span><text:span text:style-name="T8">:</text:span><text:span text:style-name="T1"><text:line-break/></text:span></text:p>
      <text:list xml:id="list111323120218432" text:continue-numbering="true" text:style-name="L1">
        <text:list-item>
          <text:p text:style-name="P21"><text:span text:style-name="T31">Tool:</text:span><text:span text:style-name="T22"> </text:span><text:span text:style-name="T21">LabelImg </text:span><text:s/>-&gt; create bounding boxes stored in <text:span text:style-name="T21">xml</text:span> files</text:p>
          <text:list>
            <text:list-item>
              <text:p text:style-name="P2"><text:span text:style-name="T12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2"><text:span text:style-name="T12">Download prebuilt binary: </text:span><text:a xlink:type="simple" xlink:href="https://tzutalin.github.io/labelImg/" text:style-name="Internet_20_link" text:visited-style-name="Visited_20_Internet_20_Link">https://tzutalin.github.io/labelImg/</text:a><text:span text:style-name="T12"><text:line-break/></text:span><text:span text:style-name="T13">ACHTUNG: Dateinamen verändert -&gt; LabelImg neu machen!!!</text:span></text:p>
            </text:list-item>
          </text:list>
        </text:list-item>
      </text:list>
      <text:p text:style-name="P42"><text:span text:style-name="T7"/></text:p>
      <text:p text:style-name="P47"><text:span text:style-name="T9">CONVERT </text:span><text:span text:style-name="T10">DATA FROM </text:span><text:span text:style-name="T9">XML TO CSV</text:span><text:span text:style-name="T8">:<text:line-break/></text:span></text:p>
      <text:list xml:id="list111323939830142" text:continue-numbering="true" text:style-name="L1">
        <text:list-item>
          <text:p text:style-name="P21"><text:span text:style-name="T31">Script: </text:span><text:span text:style-name="T21">xml_to_csv.py </text:span><text:span text:style-name="T32">(von Dat Tran)</text:span></text:p>
          <text:list>
            <text:list-item>
              <text:p text:style-name="P8"><text:span text:style-name="T33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5">(Alternative: Script in TensorFlow\models\research\object_detection\dataset_tools)<text:line-break/></text:p>
            </text:list-item>
          </text:list>
          <text:p text:style-name="P25"><text:span text:style-name="T45">TensorFlow\models\research: </text:span></text:p>
          <text:list text:continue-numbering="true">
            <text:list-item>
              <text:p text:style-name="P39">In every new terminal: add <text:span text:style-name="T21">TF-slim</text:span> to path variables (API for training and evaluating models)</text:p>
            </text:list-item>
          </text:list>
          <text:p text:style-name="P22"><text:span text:style-name="Source_20_Text"><text:span text:style-name="T30">SET PYTHONPATH=%cd%;%cd%\slim </text:span></text:span></text:p>
          <text:p text:style-name="P3"><text:span text:style-name="Source_20_Text"><text:span text:style-name="T28">echo %PYTHONPATH%</text:span></text:span><text:span text:style-name="Source_20_Text"><text:span text:style-name="T6"><text:line-break/></text:span></text:span></text:p>
          <text:list text:continue-numbering="true">
            <text:list-item>
              <text:p text:style-name="P3"><text:span text:style-name="T12">Training</text:span><text:span text:style-name="T15"> data </text:span><text:span text:style-name="T16">XMLs</text:span><text:span text:style-name="T12">:</text:span></text:p>
              <text:list>
                <text:list-header>
                  <text:p text:style-name="P51"><text:span text:style-name="Source_20_Text"><text:span text:style-name="T24">python xml_to_csv.py</text:span></text:span><text:span text:style-name="Source_20_Text"><text:span text:style-name="T23"> </text:span></text:span></text:p>
                </text:list-header>
              </text:list>
            </text:list-item>
          </text:list>
        </text:list-item>
      </text:list>
      <text:p text:style-name="P62"><text:span text:style-name="Source_20_Text"><text:span text:style-name="T33"><text:tab/></text:span></text:span><text:span text:style-name="Source_20_Text"><text:span text:style-name="T36">--annotations_folder=training\annotations</text:span></text:span><text:span text:style-name="Source_20_Text"><text:span text:style-name="T33"> </text:span></text:span></text:p>
      <text:p text:style-name="P63"><text:span text:style-name="Source_20_Text"><text:span text:style-name="T33"><text:tab/></text:span></text:span><text:span text:style-name="Source_20_Text"><text:span text:style-name="T36">--output_csv=training\cavepaintings_labels_train.csv<text:line-break/></text:span></text:span></text:p>
      <text:list xml:id="list111324932578283" text:continue-numbering="true" text:style-name="L1">
        <text:list-item>
          <text:list>
            <text:list-item>
              <text:p text:style-name="P50"><text:soft-page-break/><text:span text:style-name="T2">Test</text:span><text:span text:style-name="T5">ing</text:span><text:span text:style-name="T2"> </text:span><text:span text:style-name="T3">data </text:span><text:span text:style-name="T4">XMLs</text:span><text:span text:style-name="T3">:</text:span></text:p>
            </text:list-item>
          </text:list>
          <text:p text:style-name="P50"><text:span text:style-name="Source_20_Text"><text:span text:style-name="T24">python xml_to_csv.py</text:span></text:span><text:span text:style-name="Source_20_Text"><text:span text:style-name="T23"> </text:span></text:span></text:p>
        </text:list-item>
      </text:list>
      <text:p text:style-name="Preformatted_20_Text"><text:span text:style-name="Source_20_Text"><text:span text:style-name="T33"><text:tab/></text:span></text:span><text:span text:style-name="Source_20_Text"><text:span text:style-name="T36">--annotations_folder=testing\annotations </text:span></text:span></text:p>
      <text:p text:style-name="P59"><text:span text:style-name="Source_20_Text"><text:span text:style-name="T33"><text:tab/></text:span></text:span><text:span text:style-name="Source_20_Text"><text:span text:style-name="T36">--output_csv=testing\cavepaintings_labels_test.csv</text:span></text:span></text:p>
      <text:p text:style-name="P49"><text:span text:style-name="T14">CREATE LABEL MAP FOR TFRECORD FILES:</text:span></text:p>
      <text:p text:style-name="P26"/>
      <text:list xml:id="list111324452421986" text:continue-numbering="true" text:style-name="L1">
        <text:list-item>
          <text:p text:style-name="P24">Create <text:span text:style-name="T21">label map</text:span> corresponding to TFRecord files dataset</text:p>
          <text:list>
            <text:list-item>
              <text:p text:style-name="P10"><text:span text:style-name="T33">Example: </text:span><text:a xlink:type="simple" xlink:href="https://github.com/tensorflow/models/tree/master/research/object_detection/data" text:style-name="Internet_20_link" text:visited-style-name="Visited_20_Internet_20_Link"><text:span text:style-name="T46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33">data</text:span></text:a></text:p>
            </text:list-item>
          </text:list>
        </text:list-item>
        <text:list-item>
          <text:p text:style-name="P11"><text:span text:style-name="T37">File with IDs corresponding to tabels <text:line-break/></text:span></text:p>
        </text:list-item>
      </text:list>
      <text:p text:style-name="P16"><text:span text:style-name="T35">GENERATE TFRECORDS FILE:</text:span><text:span text:style-name="T33"> </text:span></text:p>
      <text:p text:style-name="P16"><text:span text:style-name="T33"/></text:p>
      <text:list xml:id="list111323698827614" text:continue-numbering="true" text:style-name="L1">
        <text:list-item>
          <text:p text:style-name="P17"><text:span text:style-name="T33">TFRecord = TensorFlow's standard file format </text:span></text:p>
        </text:list-item>
        <text:list-item>
          <text:p text:style-name="P17"><text:span text:style-name="T33">Input pipeline to feed TF program with our data </text:span></text:p>
        </text:list-item>
        <text:list-item>
          <text:p text:style-name="P4"><text:span text:style-name="T17">File takes list of filenames, creates a queue, reads and decodes the data </text:span><text:span text:style-name="Source_20_Text"><text:span text:style-name="T41"><text:line-break/></text:span></text:span></text:p>
        </text:list-item>
        <text:list-item>
          <text:p text:style-name="P5"><text:span text:style-name="Source_20_Text"><text:span text:style-name="T19">C:\Users\Computer\Documents\TensorFlow\am2_cavepaintings\training</text:span></text:span></text:p>
        </text:list-item>
        <text:list-item>
          <text:p text:style-name="P5"><text:span text:style-name="T12">Training</text:span><text:span text:style-name="T15"> data</text:span><text:span text:style-name="T12">:</text:span></text:p>
          <text:p text:style-name="P5"><text:span text:style-name="Source_20_Text"><text:span text:style-name="T25">python ..</text:span></text:span><text:span text:style-name="Source_20_Text"><text:span text:style-name="T26">\generate_tfrecord.py --csv_input=cavepaintings_labels_train.csv --output_path=train.record</text:span></text:span><text:span text:style-name="Source_20_Text"><text:span text:style-name="T25"><text:line-break/></text:span></text:span></text:p>
        </text:list-item>
        <text:list-item>
          <text:p text:style-name="P6"><text:span text:style-name="Source_20_Text"><text:span text:style-name="T19">C:\Users\Computer\Documents\TensorFlow\am2_cavepaintings\</text:span></text:span><text:span text:style-name="Source_20_Text"><text:span text:style-name="T20">testing</text:span></text:span></text:p>
        </text:list-item>
        <text:list-item>
          <text:p text:style-name="P5"><text:span text:style-name="T18">Testing</text:span><text:span text:style-name="T15"> data</text:span><text:span text:style-name="T12">:</text:span></text:p>
          <text:p text:style-name="P6"><text:span text:style-name="Source_20_Text"><text:span text:style-name="T25">python ..</text:span></text:span><text:span text:style-name="Source_20_Text"><text:span text:style-name="T26">\generate_tfrecord.py --csv_input=cavepaintings_labels_</text:span></text:span><text:span text:style-name="Source_20_Text"><text:span text:style-name="T27">test</text:span></text:span><text:span text:style-name="Source_20_Text"><text:span text:style-name="T26">.csv --output_path=</text:span></text:span><text:span text:style-name="Source_20_Text"><text:span text:style-name="T27">test</text:span></text:span><text:span text:style-name="Source_20_Text"><text:span text:style-name="T26">.record</text:span></text:span></text:p>
        </text:list-item>
      </text:list>
      <text:p text:style-name="P16"><text:span text:style-name="T33"/></text:p>
      <text:p text:style-name="P14"><text:span text:style-name="T35">DOWNLOAD PRETRAINED MODEL:</text:span><text:span text:style-name="T33"> </text:span></text:p>
      <text:p text:style-name="P14"><text:span text:style-name="T33"/></text:p>
      <text:list xml:id="list111323487940452" text:continue-numbering="true" text:style-name="L1">
        <text:list-item>
          <text:p text:style-name="P31">Principle: Transfer-Learning</text:p>
        </text:list-item>
        <text:list-item>
          <text:p text:style-name="P27">Download pretrained model, so model does not have to start from scratch every time</text:p>
        </text:list-item>
        <text:list-item>
          <text:p text:style-name="P53"><text:span text:style-name="Source_20_Text"><text:span text:style-name="T47">http://download.tensorflow.org/models/object_detection/ssd_inception_v2_coco_2017_11_17.zip</text:span></text:span></text:p>
        </text:list-item>
      </text:list>
      <text:p text:style-name="P56"><text:span text:style-name="T33"/></text:p>
      <text:p text:style-name="P18"><text:span text:style-name="T33">EDIT COCO CONFIG FILE PATHS:</text:span></text:p>
      <text:p text:style-name="P13"><text:span text:style-name="T33"/></text:p>
      <text:list xml:id="list111324988910247" text:continue-numbering="true" text:style-name="L1">
        <text:list-item>
          <text:p text:style-name="P40">models\model\ssd_inception_v2_coco.config</text:p>
          <text:list>
            <text:list-item>
              <text:p text:style-name="P24">search for "<text:span text:style-name="Source_20_Text"><text:span text:style-name="T29">path</text:span></text:span>" and edit path </text:p>
            </text:list-item>
            <text:list-item>
              <text:p text:style-name="P24">change "<text:span text:style-name="Source_20_Text"><text:span text:style-name="T29">num_classes</text:span></text:span>" from 90 to 4 (man, woman, animal, text) </text:p>
            </text:list-item>
          </text:list>
        </text:list-item>
      </text:list>
      <text:p text:style-name="P23"/>
      <text:p text:style-name="P37">TRAINING PROCESS: </text:p>
      <text:p text:style-name="P28"/>
      <text:p text:style-name="P52"><text:span text:style-name="Source_20_Text"><text:span text:style-name="T43">python object_detection</text:span></text:span><text:span text:style-name="Source_20_Text"><text:span text:style-name="T42">\</text:span></text:span><text:span text:style-name="Source_20_Text"><text:span text:style-name="T43">train.py </text:span></text:span></text:p>
      <text:p text:style-name="Preformatted_20_Text"><text:span text:style-name="Source_20_Text"><text:span text:style-name="T43">--logtostderr </text:span></text:span></text:p>
      <text:p text:style-name="P57"><text:span text:style-name="Source_20_Text"><text:span text:style-name="T43">--pipeline_config_path=</text:span></text:span><text:span text:style-name="Source_20_Text"><text:span text:style-name="T42">C:\\Users\\Computer\\Documents\\TensorFlow\\models\model\\</text:span></text:span><text:span text:style-name="Source_20_Text"><text:span text:style-name="T43">ssd_inception_v2_coco.config </text:span></text:span></text:p>
      <text:p text:style-name="P61"><text:span text:style-name="Source_20_Text"><text:span text:style-name="T43">--train_dir=</text:span></text:span><text:span text:style-name="Source_20_Text"><text:span text:style-name="T42">C:\\Users\\Computer\\Documents\\TensorFlow\\models\\model\\train\</text:span></text:span></text:p>
      <text:p text:style-name="P38"><text:soft-page-break/>EVALUATION PROCESS (PARALLEL): </text:p>
      <text:p text:style-name="P29"/>
      <text:p text:style-name="P55"><text:span text:style-name="Source_20_Text"><text:span text:style-name="T43">python object_detection</text:span></text:span><text:span text:style-name="Source_20_Text"><text:span text:style-name="T42">\</text:span></text:span><text:span text:style-name="Source_20_Text"><text:span text:style-name="T44">eval</text:span></text:span><text:span text:style-name="Source_20_Text"><text:span text:style-name="T43">.py </text:span></text:span></text:p>
      <text:p text:style-name="P58"><text:span text:style-name="Source_20_Text"><text:span text:style-name="T43">--logtostderr </text:span></text:span></text:p>
      <text:p text:style-name="P58"><text:span text:style-name="Source_20_Text"><text:span text:style-name="T43">--pipeline_config_path=</text:span></text:span><text:span text:style-name="Source_20_Text"><text:span text:style-name="T42">C:\\Users\\Computer\\Documents\\TensorFlow\\models\model\\</text:span></text:span><text:span text:style-name="Source_20_Text"><text:span text:style-name="T43">ssd_inception_v2_coco.config </text:span></text:span></text:p>
      <text:p text:style-name="P60"><text:span text:style-name="Source_20_Text"><text:span text:style-name="T43">--train_dir=</text:span></text:span><text:span text:style-name="Source_20_Text"><text:span text:style-name="T42">C:\\Users\\Computer\\Documents\\TensorFlow\\models\\model\\train\</text:span></text:span></text:p>
      <text:p text:style-name="P41">TENSORBOARD MONITORING (PARALLEL): </text:p>
      <text:p text:style-name="P29"/>
      <text:p text:style-name="P54"><text:span text:style-name="Source_20_Text"><text:span text:style-name="T43">tensorboard --logdir=</text:span></text:span><text:span text:style-name="Source_20_Text"><text:span text:style-name="T42">C:\\Users\\Computer\\Documents\\TensorFlow\\models\model</text:span></text:span></text:p>
      <text:p text:style-name="P29"/>
      <text:p text:style-name="P23"/>
      <text:p text:style-name="P23"/>
      <text:p text:style-name="P32"><text:span text:style-name="T21">TO DO:</text:span> </text:p>
      <text:p text:style-name="P32"/>
      <text:list xml:id="list3192442275" text:style-name="L2">
        <text:list-item>
          <text:p text:style-name="P33">Generate new data material <text:s/>-&gt; 40 images as training data and 16 images as testing data</text:p>
        </text:list-item>
        <text:list-item>
          <text:p text:style-name="P33">Write a GUI for visualizing output</text:p>
        </text:list-item>
        <text:list-item>
          <text:p text:style-name="P34">Uploading to Github 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5">LINKS</text:p>
      <text:p text:style-name="P23"/>
      <text:p text:style-name="P23">Raccoon-Beispiel: </text:p>
      <text:p text:style-name="P1"><text:a xlink:type="simple" xlink:href="https://towardsdatascience.com/how-to-train-your-own-object-detector-with-tensorflows-object-detector-api-bec72ecfe1d9" text:style-name="Internet_20_link" text:visited-style-name="Visited_20_Internet_20_Link"><text:span text:style-name="T33">https://towardsdatascience.com/how-to-train-your-own-object-detector-with-tensorflows-object-detector-api-bec72ecfe1d9</text:span></text:a></text:p>
      <text:p text:style-name="P23"/>
      <text:p text:style-name="P23">TensorFlow Installationsanweisungen: </text:p>
      <text:p text:style-name="P1"><text:a xlink:type="simple" xlink:href="https://github.com/tensorflow/models/blob/master/research/object_detection/g3doc/running_locally.md" text:style-name="Internet_20_link" text:visited-style-name="Visited_20_Internet_20_Link"><text:span text:style-name="T33">https://github.com/tensorflow/models/blob/master/research/object_detection/g3doc/running_locally.md</text:span></text:a></text:p>
      <text:p text:style-name="P1"><text:span text:style-name="T33"/></text:p>
      <text:p text:style-name="P15"><text:span text:style-name="T33">Example TFRecord-Label-Map: <text:line-break/> </text:span><text:a xlink:type="simple" xlink:href="https://github.com/tensorflow/models/tree/master/research/object_detection/data" text:style-name="Internet_20_link" text:visited-style-name="Visited_20_Internet_20_Link">https://github.com/tensorflow/models/tree/master/research/object_detection/data</text:a></text:p>
      <text:p text:style-name="P30"/>
      <text:p text:style-name="P48">LV-Projekt Melanie: </text:p>
      <text:p text:style-name="P1"><text:a xlink:type="simple" xlink:href="https://github.com/mbruess1/LV/blob/master/README.md" text:style-name="Internet_20_link" text:visited-style-name="Visited_20_Internet_20_Link"><text:span text:style-name="T39">https://github.com/mbruess1/LV/blob/master/README.md</text:span></text:a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1" officeooo:rsid="002a3065" officeooo:paragraph-rsid="002a306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1M45S</meta:editing-duration>
    <meta:editing-cycles>28</meta:editing-cycles>
    <meta:generator>LibreOffice/6.0.2.1$Windows_x86 LibreOffice_project/f7f06a8f319e4b62f9bc5095aa112a65d2f3ac89</meta:generator>
    <dc:date>2018-07-18T11:11:06.400000000</dc:date>
    <meta:document-statistic meta:table-count="0" meta:image-count="0" meta:object-count="0" meta:page-count="3" meta:paragraph-count="78" meta:word-count="354" meta:character-count="3964" meta:non-whitespace-character-count="3689"/>
    <meta:user-defined meta:name="Info 1"/>
    <meta:user-defined meta:name="Info 2"/>
    <meta:user-defined meta:name="Info 3"/>
    <meta:user-defined meta:name="Info 4"/>
  </office:meta>
</office:document-meta>
</file>